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4a25b" officeooo:paragraph-rsid="0014a25b"/>
    </style:style>
    <style:style style:name="P2" style:family="paragraph" style:parent-style-name="Standard" style:list-style-name="L2">
      <style:text-properties officeooo:rsid="001590bf" officeooo:paragraph-rsid="001590bf"/>
    </style:style>
    <style:style style:name="P3" style:family="paragraph" style:parent-style-name="Standard" style:list-style-name="L2">
      <style:text-properties officeooo:rsid="0016e5b6" officeooo:paragraph-rsid="0016e5b6"/>
    </style:style>
    <style:style style:name="P4" style:family="paragraph" style:parent-style-name="Standard" style:list-style-name="L2">
      <style:text-properties fo:font-weight="bold" officeooo:rsid="0014a25b" officeooo:paragraph-rsid="0014a25b" style:font-weight-asian="bold" style:font-weight-complex="bold"/>
    </style:style>
    <style:style style:name="P5" style:family="paragraph" style:parent-style-name="Standard">
      <style:text-properties fo:font-weight="bold" officeooo:rsid="0016e5b6" officeooo:paragraph-rsid="0016e5b6" style:font-weight-asian="bold" style:font-weight-complex="bold"/>
    </style:style>
    <style:style style:name="P6" style:family="paragraph" style:parent-style-name="Standard" style:list-style-name="L2">
      <style:text-properties officeooo:rsid="0014a25b" officeooo:paragraph-rsid="0014a25b" fo:background-color="#ffff00"/>
    </style:style>
    <style:style style:name="P7" style:family="paragraph" style:parent-style-name="Standard" style:list-style-name="L2">
      <style:text-properties officeooo:rsid="001590bf" officeooo:paragraph-rsid="001590bf" fo:background-color="#ffff00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officeooo:rsid="001590bf" officeooo:paragraph-rsid="001590bf"/>
    </style:style>
    <style:style style:name="P9" style:family="paragraph" style:parent-style-name="Standard">
      <style:paragraph-properties fo:break-before="page"/>
      <style:text-properties officeooo:rsid="0016e5b6" officeooo:paragraph-rsid="0016e5b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A2. INTRODUCCIÓN AL MODELO DE TECNOLOGÍAS WEB Y MIDDLEWARE</text:p>
      <text:list xml:id="list2306901640" text:style-name="L2">
        <text:list-header>
          <text:p text:style-name="P1"/>
        </text:list-header>
        <text:list-item>
          <text:p text:style-name="P4">INTRODUCCIÓN</text:p>
        </text:list-item>
        <text:list-item>
          <text:p text:style-name="P4">TECNOLOGÍAS WEB</text:p>
          <text:list>
            <text:list-item>
              <text:p text:style-name="P6">Modelo básicos</text:p>
              <text:list>
                <text:list-item>
                  <text:p text:style-name="P1">C / S sobre internet</text:p>
                </text:list-item>
                <text:list-item>
                  <text:p text:style-name="P8">web</text:p>
                  <text:list>
                    <text:list-item>
                      <text:p text:style-name="P2">Servicio http básico</text:p>
                    </text:list-item>
                  </text:list>
                </text:list-item>
                <text:list-item>
                  <text:p text:style-name="P2">CGI</text:p>
                </text:list-item>
              </text:list>
            </text:list-item>
            <text:list-item>
              <text:p text:style-name="P7">Ampliaciones</text:p>
              <text:list>
                <text:list-item>
                  <text:p text:style-name="P8">En el cliente</text:p>
                  <text:list>
                    <text:list-item>
                      <text:p text:style-name="P2">XHTML</text:p>
                    </text:list-item>
                    <text:list-item>
                      <text:p text:style-name="P2">Applets de java</text:p>
                    </text:list-item>
                    <text:list-item>
                      <text:p text:style-name="P2">Componentes ActiveX</text:p>
                    </text:list-item>
                  </text:list>
                </text:list-item>
                <text:list-item>
                  <text:p text:style-name="P8">En el servidor</text:p>
                  <text:list>
                    <text:list-item>
                      <text:p text:style-name="P2">Servlets</text:p>
                    </text:list-item>
                    <text:list-item>
                      <text:p text:style-name="P2">Modelo extensiones: ISAPI, NSAPI</text:p>
                    </text:list-item>
                    <text:list-item>
                      <text:p text:style-name="P2">Modelo páginas activas: ASP, Liveware, JSP</text:p>
                    </text:list-item>
                    <text:list-item>
                      <text:p text:style-name="P2">Modelo mixto</text:p>
                      <text:list>
                        <text:list-item>
                          <text:p text:style-name="P2">Aja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Websockets</text:p>
            </text:list-item>
          </text:list>
        </text:list-item>
        <text:list-item>
          <text:p text:style-name="P4">MIDDLEWARE<text:tab/></text:p>
          <text:list>
            <text:list-item>
              <text:p text:style-name="P3">pv de la arquitectura</text:p>
            </text:list-item>
            <text:list-item>
              <text:p text:style-name="P3">pv del programador</text:p>
            </text:list-item>
            <text:list-item>
              <text:p text:style-name="P3">modelo de componentes</text:p>
            </text:list-item>
            <text:list-item>
              <text:p text:style-name="P3">j2ee</text:p>
            </text:list-item>
            <text:list-item>
              <text:p text:style-name="P3">implementaciones</text:p>
            </text:list-item>
          </text:list>
        </text:list-item>
        <text:list-item>
          <text:p text:style-name="P4">SERVICIOS WEB</text:p>
          <text:list>
            <text:list-item>
              <text:p text:style-name="P3">Arquitectura</text:p>
            </text:list-item>
            <text:list-item>
              <text:p text:style-name="P3">Protocolos</text:p>
            </text:list-item>
            <text:list-item>
              <text:p text:style-name="P3">wsdl</text:p>
            </text:list-item>
            <text:list-item>
              <text:p text:style-name="P3">uddi</text:p>
            </text:list-item>
            <text:list-item>
              <text:p text:style-name="P3">soap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9:21:53.775000000</meta:creation-date>
    <dc:date>2017-10-06T09:49:19.523000000</dc:date>
    <meta:editing-duration>PT7M5S</meta:editing-duration>
    <meta:editing-cycles>1</meta:editing-cycles>
    <meta:document-statistic meta:table-count="0" meta:image-count="0" meta:object-count="0" meta:page-count="2" meta:paragraph-count="32" meta:word-count="103" meta:character-count="667" meta:non-whitespace-character-count="564"/>
    <meta:generator>LibreOffice/5.3.3.2$Windows_X86_64 LibreOffice_project/3d9a8b4b4e538a85e0782bd6c2d430bafe583448</meta:generator>
  </office:meta>
</office:document-meta>
</file>